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2b792" officeooo:paragraph-rsid="0012b792" style:font-weight-asian="bold" style:font-weight-complex="bold"/>
    </style:style>
    <style:style style:name="P2" style:family="paragraph" style:parent-style-name="Standard" style:list-style-name="L1">
      <style:text-properties fo:font-weight="bold" officeooo:rsid="0012b792" officeooo:paragraph-rsid="0012b792" style:font-weight-asian="bold" style:font-weight-complex="bold"/>
    </style:style>
    <style:style style:name="P3" style:family="paragraph" style:parent-style-name="Standard">
      <style:text-properties fo:font-weight="bold" officeooo:rsid="00133836" officeooo:paragraph-rsid="00133836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officeooo:rsid="00133836" officeooo:paragraph-rsid="00133836" style:font-weight-asian="bold" style:font-weight-complex="bold"/>
    </style:style>
    <style:style style:name="P5" style:family="paragraph" style:parent-style-name="Standard">
      <style:text-properties fo:font-weight="bold" officeooo:rsid="00142c03" officeooo:paragraph-rsid="00142c03" style:font-weight-asian="bold" style:font-weight-complex="bold"/>
    </style:style>
    <style:style style:name="P6" style:family="paragraph" style:parent-style-name="Standard">
      <style:text-properties fo:font-weight="normal" officeooo:rsid="0012b792" officeooo:paragraph-rsid="0012b792" style:font-weight-asian="normal" style:font-weight-complex="normal"/>
    </style:style>
    <style:style style:name="P7" style:family="paragraph" style:parent-style-name="Standard">
      <style:paragraph-properties fo:break-before="page"/>
      <style:text-properties fo:font-weight="normal" officeooo:rsid="0012b792" officeooo:paragraph-rsid="0012b792" style:font-weight-asian="normal" style:font-weight-complex="normal"/>
    </style:style>
    <style:style style:name="P8" style:family="paragraph" style:parent-style-name="Standard">
      <style:text-properties fo:font-style="italic" fo:font-weight="bold" officeooo:rsid="00142c03" officeooo:paragraph-rsid="00142c03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bold" officeooo:rsid="0014734f" officeooo:paragraph-rsid="0014734f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bold" officeooo:rsid="001491bc" officeooo:paragraph-rsid="001491bc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normal" officeooo:rsid="00142c03" officeooo:paragraph-rsid="00142c03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break-before="page"/>
      <style:text-properties fo:font-style="italic" fo:font-weight="normal" officeooo:rsid="00142c03" officeooo:paragraph-rsid="00142c03" style:font-style-asian="italic" style:font-weight-asian="normal" style:font-style-complex="italic" style:font-weight-complex="normal"/>
    </style:style>
    <style:style style:name="P13" style:family="paragraph" style:parent-style-name="Standard" style:list-style-name="L3">
      <style:text-properties fo:font-style="italic" fo:font-weight="normal" officeooo:rsid="00142c03" officeooo:paragraph-rsid="00142c03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fo:font-weight="normal" officeooo:rsid="0014734f" officeooo:paragraph-rsid="0014734f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4734f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INTAXIS</text:p>
      <text:p text:style-name="P1"><text:span text:style-name="T1"/></text:p>
      <text:p text:style-name="P1"><text:span text:style-name="T1">El set de reglas sobre el que se construyen los programas de JavaScript.</text:span></text:p>
      <text:p text:style-name="P1"><text:span text:style-name="T1"/></text:p>
      <text:p text:style-name="P1"><text:span text:style-name="T1">// How to create variables:<text:line-break/>var x;<text:line-break/>let y;<text:line-break/><text:line-break/>// How to use variables:<text:line-break/>x = 5;<text:line-break/>y = 6;<text:line-break/>let z = x + y; </text:span></text:p>
      <text:p text:style-name="P1"><text:span text:style-name="T1"/></text:p>
      <text:p text:style-name="P1"><text:span text:style-name="T1"/></text:p>
      <text:p text:style-name="P1">VALORES EN JAVASCRIPT</text:p>
      <text:p text:style-name="P1"><text:span text:style-name="T1"/></text:p>
      <text:p text:style-name="P1"><text:span text:style-name="T1">La sintaxis de JavaScript define dos tipos de valores:</text:span></text:p>
      <text:p text:style-name="P1"><text:span text:style-name="T1"/></text:p>
      <text:list text:style-name="L1">
        <text:list-item>
          <text:p text:style-name="P2"><text:span text:style-name="T1">Valores fijos</text:span></text:p>
        </text:list-item>
        <text:list-item>
          <text:p text:style-name="P2"><text:span text:style-name="T1">Valores de variables</text:span></text:p>
        </text:list-item>
      </text:list>
      <text:p text:style-name="P1"><text:span text:style-name="T1"/></text:p>
      <text:p text:style-name="P1"><text:span text:style-name="T1"/></text:p>
      <text:p text:style-name="P1"><text:span text:style-name="T1">Los valores fijos se llaman Literales</text:span></text:p>
      <text:p text:style-name="P1"><text:span text:style-name="T1">Los valores variables se llaman variables</text:span></text:p>
      <text:p text:style-name="P1"><text:span text:style-name="T1"/></text:p>
      <text:p text:style-name="P1"><text:span text:style-name="T1"/></text:p>
      <text:p text:style-name="P1">LITERALES EN JAVASCRIPT</text:p>
      <text:p text:style-name="P1"/>
      <text:p text:style-name="P6">Las dos reglas más importantes de sintaxis para valores fijos son:</text:p>
      <text:p text:style-name="P6"/>
      <text:p text:style-name="P6">1. Los numeros se escriben con o sin decimales:</text:p>
      <text:p text:style-name="P6"/>
      <text:p text:style-name="P6">10.50</text:p>
      <text:p text:style-name="P6">1001</text:p>
      <text:p text:style-name="P6"/>
      <text:p text:style-name="P6">2.Las cadenas de texto , o <text:span text:style-name="T2">strings</text:span>, se escriben entre comillas simples o dobles</text:p>
      <text:p text:style-name="P6"/>
      <text:p text:style-name="P6">‘John Doe’<text:line-break/>“John Doe”</text:p>
      <text:p text:style-name="P6"/>
      <text:p text:style-name="P6"/>
      <text:p text:style-name="P6"/>
      <text:p text:style-name="P6"/>
      <text:p text:style-name="P7"/>
      <text:p text:style-name="P3">VARIABLES EN JAVASCRIPT</text:p>
      <text:p text:style-name="P3"><text:span text:style-name="T1"/></text:p>
      <text:p text:style-name="P3"><text:span text:style-name="T1">En un lenguaje de programación, las variables se usan para almacenar valores de datos.</text:span></text:p>
      <text:p text:style-name="P3"><text:span text:style-name="T1"/></text:p>
      <text:p text:style-name="P3"><text:span text:style-name="T1">JavaScript usa las palabras clave </text:span><text:span text:style-name="T3">var, let, </text:span><text:span text:style-name="T7">y</text:span><text:span text:style-name="T3"> const </text:span><text:span text:style-name="T7"><text:s/>para </text:span><text:span text:style-name="T3">declarar</text:span><text:span text:style-name="T7"> variables.</text:span></text:p>
      <text:p text:style-name="P3"><text:span text:style-name="T7"/></text:p>
      <text:p text:style-name="P3"><text:span text:style-name="T7">Un </text:span><text:span text:style-name="T4">signo igual ( = ) </text:span><text:span text:style-name="T7"><text:s/>es usado para </text:span><text:span text:style-name="T3">asignar valores</text:span><text:span text:style-name="T7"> a las variables.</text:span></text:p>
      <text:p text:style-name="P3"><text:span text:style-name="T7"/></text:p>
      <text:p text:style-name="P3"><text:span text:style-name="T7">En este ejemplo, x es definido como una variable. A continuación, a x se le asigna el valor 6:</text:span></text:p>
      <text:p text:style-name="P3"><text:span text:style-name="T7"/></text:p>
      <text:p text:style-name="P3"><text:span text:style-name="T7">let x;<text:line-break/>x = 6; </text:span></text:p>
      <text:p text:style-name="P3"><text:span text:style-name="T7"/></text:p>
      <text:p text:style-name="P3"><text:span text:style-name="T7"/></text:p>
      <text:p text:style-name="P3"><text:span text:style-name="T5">OPERADORES EN JAVASCRIPT</text:span></text:p>
      <text:p text:style-name="P3"><text:span text:style-name="T7"/></text:p>
      <text:p text:style-name="P3"><text:span text:style-name="T7">JavaScript usa </text:span><text:span text:style-name="T4">operadores aritméticos</text:span><text:span text:style-name="T7"> ( + - * / ) para computar valores.</text:span></text:p>
      <text:p text:style-name="P3"><text:span text:style-name="T7"/></text:p>
      <text:p text:style-name="P3"><text:span text:style-name="T7">(5 + 6) * 10 <text:line-break/><text:line-break/></text:span></text:p>
      <text:p text:style-name="P3"><text:span text:style-name="T7">JavaScript usa un </text:span><text:span text:style-name="T3">operador de asignación</text:span><text:span text:style-name="T7"> ( = ) para asignar valores a las variables.</text:span></text:p>
      <text:p text:style-name="P3"><text:span text:style-name="T7"/></text:p>
      <text:p text:style-name="P3"><text:span text:style-name="T7"/></text:p>
      <text:p text:style-name="P3"><text:span text:style-name="T7">let x, y;<text:line-break/>x = 5;<text:line-break/>y = 6; </text:span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5">EXPRESIONES EN JAVASCRIPT</text:span></text:p>
      <text:p text:style-name="P3"><text:span text:style-name="T7"/></text:p>
      <text:p text:style-name="P3"><text:span text:style-name="T7">Combinación de valores, variables, y operadores que da como resultado un valor.</text:span></text:p>
      <text:p text:style-name="P3"><text:span text:style-name="T7"><text:line-break/>Por ejemplo, 5*10 da como resultado 50:</text:span></text:p>
      <text:p text:style-name="P3"><text:span text:style-name="T7"/></text:p>
      <text:p text:style-name="P3"><text:span text:style-name="T7">5 * 10 </text:span></text:p>
      <text:p text:style-name="P3"><text:span text:style-name="T7"/></text:p>
      <text:p text:style-name="P3"><text:span text:style-name="T7"/></text:p>
      <text:p text:style-name="P3"><text:span text:style-name="T7">Las expresiones pueden contener valores de variables:</text:span></text:p>
      <text:p text:style-name="P3"><text:span text:style-name="T7"/></text:p>
      <text:p text:style-name="P3"><text:span text:style-name="T7">x * 10</text:span></text:p>
      <text:p text:style-name="P3"><text:span text:style-name="T7"/></text:p>
      <text:p text:style-name="P3"><text:span text:style-name="T7">Los valores pueden ser de varios tipos, como numeros y strings.</text:span></text:p>
      <text:p text:style-name="P3"><text:span text:style-name="T7"/></text:p>
      <text:p text:style-name="P3"><text:span text:style-name="T7">Por ejemplo, “John” + “ ” + “Doe”, equivale a “John Doe”:</text:span></text:p>
      <text:p text:style-name="P3"><text:span text:style-name="T7"/></text:p>
      <text:p text:style-name="P3"><text:span text:style-name="T7">"John" + " " + "Doe" </text:span></text:p>
      <text:p text:style-name="P4"><text:span text:style-name="T7"/></text:p>
      <text:p text:style-name="P3"><text:span text:style-name="T7"/></text:p>
      <text:p text:style-name="P5"><text:span text:style-name="T5">PALABRAS CLAVE EN JAVASCRIPT</text:span></text:p>
      <text:p text:style-name="P5"><text:span text:style-name="T7"/></text:p>
      <text:p text:style-name="P5"><text:span text:style-name="T7">Las palabras clave se usan para identificar las acciones que debemos realizar.</text:span></text:p>
      <text:p text:style-name="P5"><text:span text:style-name="T7"/></text:p>
      <text:p text:style-name="P8">Let<text:span text:style-name="T7"> le dice al navegador que cree variables:</text:span></text:p>
      <text:p text:style-name="P8"><text:span text:style-name="T7"/></text:p>
      <text:p text:style-name="P8"><text:span text:style-name="T7">let x, y;<text:line-break/>x = 5 + 6;<text:line-break/>y = x * 10; </text:span></text:p>
      <text:p text:style-name="P8"><text:span text:style-name="T7"/></text:p>
      <text:p text:style-name="P8"><text:span text:style-name="T7"/></text:p>
      <text:p text:style-name="P8"><text:span text:style-name="T7">al igual que var:</text:span></text:p>
      <text:p text:style-name="P8"><text:span text:style-name="T7"/></text:p>
      <text:p text:style-name="P8"><text:span text:style-name="T7">var x, y;<text:line-break/>x = 5 + 6;<text:line-break/>y = x * 10; </text:span></text:p>
      <text:p text:style-name="P8"><text:span text:style-name="T7"/></text:p>
      <text:p text:style-name="P8"><text:span text:style-name="T7"/></text:p>
      <text:p text:style-name="P8"><text:span text:style-name="T5">COMENTARIOS EN JAVASCRIPT</text:span></text:p>
      <text:p text:style-name="P8"><text:span text:style-name="T7"/></text:p>
      <text:p text:style-name="P8"><text:span text:style-name="T7">No todas las declaraciones en JavaScript son “ejecutadas”.</text:span></text:p>
      <text:p text:style-name="P8"><text:span text:style-name="T7">El código después de doble barra // o entre /* */ se trata como un </text:span><text:span text:style-name="T5">COMENTARIO</text:span></text:p>
      <text:p text:style-name="P8"><text:span text:style-name="T7">Los comentarios son ignorados y no se ejecutan.</text:span></text:p>
      <text:p text:style-name="P8"><text:span text:style-name="T7"/></text:p>
      <text:p text:style-name="P8"><text:span text:style-name="T7">let x = 5;   // I will be executed<text:line-break/><text:line-break/>// x = 6;   I will NOT be executed </text:span></text:p>
      <text:p text:style-name="P8"><text:span text:style-name="T7"/></text:p>
      <text:p text:style-name="P8"><text:span text:style-name="T7"/></text:p>
      <text:p text:style-name="P8"><text:span text:style-name="T5">IDENTIFICADORES</text:span></text:p>
      <text:p text:style-name="P8"><text:span text:style-name="T5"/></text:p>
      <text:p text:style-name="P11"><text:span text:style-name="T5">Los identificadores son nombres de JavaScript. <text:line-break/>Se usan para nombrar variables y palabras clave, y funciones.</text:span></text:p>
      <text:p text:style-name="P11"><text:span text:style-name="T5"/></text:p>
      <text:p text:style-name="P11"><text:span text:style-name="T5">Los nombres en JavaScript deben empezar con:</text:span></text:p>
      <text:p text:style-name="P11"><text:span text:style-name="T5"/></text:p>
      <text:list text:style-name="L3">
        <text:list-item>
          <text:p text:style-name="P13"><text:span text:style-name="T5">Una letra(A-Z or a-z)</text:span></text:p>
        </text:list-item>
        <text:list-item>
          <text:p text:style-name="P13"><text:span text:style-name="T5">Un símbolo del dolar($)</text:span></text:p>
        </text:list-item>
        <text:list-item>
          <text:p text:style-name="P13"><text:span text:style-name="T5">Una barrabaja </text:span><text:span text:style-name="T6">_ </text:span></text:p>
        </text:list-item>
      </text:list>
      <text:p text:style-name="P11"><text:span text:style-name="T6"/></text:p>
      <text:p text:style-name="P11"><text:span text:style-name="T6"/></text:p>
      <text:p text:style-name="P11"><text:span text:style-name="T6"/></text:p>
      <text:p text:style-name="P12"><text:span text:style-name="T6"/></text:p>
      <text:p text:style-name="P9"><text:span text:style-name="T5">JAVASCRIPT ES CASE SENSITIVE</text:span></text:p>
      <text:p text:style-name="P9"><text:span text:style-name="T7"/></text:p>
      <text:p text:style-name="P9"><text:span text:style-name="T7">Las variables lastName y lastname son dos variables diferentes:<text:line-break/><text:line-break/></text:span></text:p>
      <text:p text:style-name="P11"><text:span text:style-name="T5">let lastname, lastName;<text:line-break/>lastName = "Doe";<text:line-break/>lastname = "Peterson"; </text:span></text:p>
      <text:p text:style-name="P11"><text:span text:style-name="T5"/></text:p>
      <text:p text:style-name="P11"><text:span text:style-name="T5"/></text:p>
      <text:p text:style-name="P14"><text:span text:style-name="T5">JavaScript NO interpreta LET o Let como la palabra clave let.</text:span></text:p>
      <text:p text:style-name="P14"><text:span text:style-name="T5"/></text:p>
      <text:p text:style-name="P10"><text:span text:style-name="T5"/></text:p>
      <text:p text:style-name="P14"><text:span text:style-name="T5"/></text:p>
      <text:p text:style-name="P14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3T18:50:20.841000000</meta:creation-date>
    <dc:date>2024-02-23T19:33:25.655000000</dc:date>
    <meta:editing-duration>PT43M2S</meta:editing-duration>
    <meta:editing-cycles>5</meta:editing-cycles>
    <meta:generator>LibreOffice/7.6.4.1$Windows_X86_64 LibreOffice_project/e19e193f88cd6c0525a17fb7a176ed8e6a3e2aa1</meta:generator>
    <meta:document-statistic meta:table-count="0" meta:image-count="0" meta:object-count="0" meta:page-count="4" meta:paragraph-count="57" meta:word-count="468" meta:character-count="2503" meta:non-whitespace-character-count="2072"/>
  </office:meta>
</office:document-meta>
</file>